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 6" manifest:media-type="application/vnd.sun.star.oleobject"/>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ui-monospace" svg:font-family="ui-monospace, SFMono-Regular, 'SF Mono', Menlo, Consolas, 'Liberation Mono', monospace"/>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_20_Body1">
      <style:paragraph-properties fo:margin-top="0cm" fo:margin-bottom="0cm" loext:contextual-spacing="false"/>
    </style:style>
    <style:style style:name="P2" style:family="paragraph" style:parent-style-name="Figure_20_Title">
      <style:paragraph-properties fo:text-align="start" style:justify-single-word="false"/>
    </style:style>
    <style:style style:name="P3" style:family="paragraph" style:parent-style-name="Figure_20_Title">
      <style:paragraph-properties fo:text-align="start" style:justify-single-word="false"/>
      <style:text-properties officeooo:paragraph-rsid="0005ad3f"/>
    </style:style>
    <style:style style:name="P4" style:family="paragraph" style:parent-style-name="Figure_20_Title">
      <style:paragraph-properties fo:text-align="start" style:justify-single-word="false"/>
      <style:text-properties officeooo:rsid="00071871" officeooo:paragraph-rsid="00071871"/>
    </style:style>
    <style:style style:name="P5" style:family="paragraph" style:parent-style-name="Footer">
      <style:paragraph-properties fo:margin-left="0cm" fo:margin-right="0.635cm" fo:text-indent="1.27cm" style:auto-text-indent="false"/>
    </style:style>
    <style:style style:name="P6" style:family="paragraph" style:parent-style-name="Heading_20_1" style:master-page-name="Standard">
      <style:paragraph-properties fo:margin-top="0cm" fo:margin-bottom="0cm" loext:contextual-spacing="false" fo:text-align="center" style:justify-single-word="false" style:page-number="1"/>
    </style:style>
    <style:style style:name="P7" style:family="paragraph" style:parent-style-name="Heading_20_1">
      <style:paragraph-properties fo:margin-left="0cm" fo:margin-right="0cm" fo:text-indent="0cm" style:auto-text-indent="false"/>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P10" style:family="paragraph" style:parent-style-name="Standard">
      <style:paragraph-properties fo:margin-left="0.635cm" fo:margin-right="0cm" fo:text-indent="-0.635cm" style:auto-text-indent="false"/>
    </style:style>
    <style:style style:name="P11" style:family="paragraph" style:parent-style-name="Standard" style:list-style-name="WW8Num6">
      <style:paragraph-properties fo:margin-left="0.635cm" fo:margin-right="0cm" fo:text-indent="-0.635cm" style:auto-text-indent="false"/>
    </style:style>
    <style:style style:name="P12" style:family="paragraph" style:parent-style-name="Standard">
      <style:paragraph-properties fo:margin-left="0.635cm" fo:margin-right="0cm" fo:text-indent="-0.635cm" style:auto-text-indent="false"/>
      <style:text-properties officeooo:rsid="0005ad3f" officeooo:paragraph-rsid="0005ad3f"/>
    </style:style>
    <style:style style:name="P13" style:family="paragraph" style:parent-style-name="Standard">
      <style:paragraph-properties fo:margin-left="0cm" fo:margin-right="0cm" fo:text-indent="0.787cm" style:auto-text-indent="false">
        <style:tab-stops>
          <style:tab-stop style:position="-0.635cm"/>
        </style:tab-stops>
      </style:paragraph-properties>
    </style:style>
    <style:style style:name="P14" style:family="paragraph" style:parent-style-name="Text_20_body_20_indent">
      <style:paragraph-properties fo:margin-left="0cm" fo:margin-right="0cm" fo:text-indent="0cm" style:auto-text-indent="false"/>
    </style:style>
    <style:style style:name="T1" style:family="text">
      <style:text-properties fo:font-size="14pt" fo:font-weight="bold" style:font-size-asian="14pt" style:font-weight-asian="bold" style:font-size-complex="14pt"/>
    </style:style>
    <style:style style:name="T2" style:family="text">
      <style:text-properties officeooo:rsid="0005ad3f"/>
    </style:style>
    <style:style style:name="T3" style:family="text"/>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9.077cm" draw:visible-area-height="2.67cm"/>
    </style:style>
    <style:style style:name="fr2" style:family="graphic" style:parent-style-name="OLE">
      <style:graphic-properties fo:margin-left="0cm" fo:margin-right="0cm" fo:margin-top="0cm" fo:margin-bottom="0cm" style:vertical-pos="top" style:vertical-rel="baseline" fo:padding="0.002cm" fo:border="none" draw:ole-draw-aspect="1" draw:visible-area-top="0cm" draw:visible-area-width="6.826cm" draw:visible-area-height="4.868cm"/>
    </style:style>
    <style:style style:name="fr3" style:family="graphic" style:parent-style-name="OLE">
      <style:graphic-properties fo:margin-left="0cm" fo:margin-right="0cm" fo:margin-top="0cm" fo:margin-bottom="0cm" style:vertical-pos="top" style:vertical-rel="baseline" fo:padding="0.002cm" fo:border="none" draw:ole-draw-aspect="1" draw:visible-area-top="0cm" draw:visible-area-width="13.467cm" draw:visible-area-height="11.165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Assignment for Module 10</text:h>
      <text:p text:style-name="Text_20_body_20_indent">The assignment for Module 10 involves problems for schema conversion. Problems 1 to 4 involve the ERD in Figure 1.</text:p>
      <text:p text:style-name="P8"><draw:frame draw:style-name="fr3" draw:name="Object1" text:anchor-type="as-char" svg:width="13.467cm" svg:height="11.165cm" draw:z-index="0"><draw:object-ole xlink:href="./Object 2" xlink:type="simple" xlink:show="embed" xlink:actuate="onLoad"/><draw:image xlink:href="./ObjectReplacements/Object 2" xlink:type="simple" xlink:show="embed" xlink:actuate="onLoad"/></draw:frame></text:p>
      <text:p text:style-name="Figure_20_Title">Figure 1: ERD for Problems 1 to 4</text:p>
      <text:p text:style-name="P14"><text:span text:style-name="T1">1. Requirements for Data Modeling Problems</text:span></text:p>
      <text:list xml:id="list2346013902" text:style-name="WW8Num6">
        <text:list-item>
          <text:p text:style-name="P11">For the ERD in Figure 1, you should indicate the applications of the entity type rule. For each entity type rule application, you should identify the table name, primary key, and other columns. You do not need to write CREATE TABLE statements.</text:p>
        </text:list-item>
      </text:list>
      <text:p text:style-name="P10"/>
      <text:p text:style-name="P10">Student(studNo <text:span text:style-name="T2">PRIMARY KEY</text:span>, stdName, stdAddress, stdCity, stdCity, stdState, stdZip, stdEmail) <text:s text:c="2"/></text:p>
      <text:p text:style-name="P10"><text:soft-page-break/></text:p>
      <text:p text:style-name="P10">Institution(instId <text:span text:style-name="T2">PRIMARY KEY</text:span>, instName, instMascot) </text:p>
      <text:p text:style-name="P10"/>
      <text:p text:style-name="P10">Lender(lenderNo <text:span text:style-name="T2">PRIMARY KEY</text:span>, lenderName) l</text:p>
      <text:p text:style-name="P10"/>
      <text:p text:style-name="P10">Loan(loanNo <text:span text:style-name="T2">PRIMARY KEY</text:span>, procDate, disbMethod, disbBank, dateAuth, noteValue, subsidized, rate)</text:p>
      <text:p text:style-name="P10">DisburseLine(dateSent <text:span text:style-name="T2">PRIMARY KEY</text:span>, amount, origFee, guarFee) <text:s/></text:p>
      <text:p text:style-name="P10"/>
      <text:p text:style-name="P10"/>
      <text:list xml:id="list221747778964471" text:continue-numbering="true" text:style-name="WW8Num6">
        <text:list-item>
          <text:p text:style-name="P11">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p>
        </text:list-item>
      </text:list>
      <text:p text:style-name="P10"/>
      <text:p text:style-name="P10">Student(studNo, stdName, stdAddress, stdCity, stdCity, stdState, stdZip, stdEmail) <text:s text:c="2"/>studNo - primary key</text:p>
      <text:p text:style-name="P10"/>
      <text:p text:style-name="P10">Institution(instId, instName, instMascot) <text:s/>instId - primary key</text:p>
      <text:p text:style-name="P10"/>
      <text:p text:style-name="P10">Lender(lenderNo, lenderName) lenderNo - primary key</text:p>
      <text:p text:style-name="P10"/>
      <text:p text:style-name="P10"><text:soft-page-break/>Loan(loanNo, studNo, instId, lenderNo, procDate, disbMethod, disbBank, dateAuth, noteValue, subsidized, rate) <text:s/>loanNo - primary key</text:p>
      <text:p text:style-name="P10">foreign key(studNo) references Student(studNo)</text:p>
      <text:p text:style-name="P10">foreign key(instId) references Institution(instId)</text:p>
      <text:p text:style-name="P10">foreign key(lenderNo) references Lender(lenderNo)</text:p>
      <text:p text:style-name="P10"/>
      <text:p text:style-name="P10"/>
      <text:p text:style-name="P10">DisburseLine(dateSent, loanNo, amount, origFee, guarFee) <text:s/>dateSent - primary key</text:p>
      <text:p text:style-name="P10">foreign key(loanNo) references Loan(loanNo)</text:p>
      <text:p text:style-name="P10"/>
      <text:list xml:id="list221746514931063" text:continue-numbering="true" text:style-name="WW8Num6">
        <text:list-item>
          <text:p text:style-name="P11">For the ERD in Figure 1, you should indicate applications of the M-N relationship rule. For each M-N relationship rule application, you should list the table name, primary key, and other columns.</text:p>
        </text:list-item>
      </text:list>
      <text:p text:style-name="P10"/>
      <text:p text:style-name="P12">There are no tables with M-N relationship in given schema</text:p>
      <text:p text:style-name="P10"/>
      <text:p text:style-name="P10"/>
      <text:list xml:id="list221746548489970" text:continue-numbering="true" text:style-name="WW8Num6">
        <text:list-item>
          <text:p text:style-name="P11">For the ERD in Figure 1, you should indicate applications of the identifying relationship rule. For each identifying relationship rule application, you should indicate the changes to the tables you listed in problem 2.</text:p>
        </text:list-item>
      </text:list>
      <text:p text:style-name="P10"/>
      <text:p text:style-name="P10"/>
      <text:p text:style-name="P10"><text:soft-page-break/>Student(studNo, stdName, stdAddress, stdCity, stdCity, stdState, stdZip, stdEmail) <text:s text:c="2"/>studNo - primary key</text:p>
      <text:p text:style-name="P10"/>
      <text:p text:style-name="P10">Institution(instId, instName, instMascot) <text:s/>instId - primary key</text:p>
      <text:p text:style-name="P10"/>
      <text:p text:style-name="P10">Lender(lenderNo, lenderName) lenderNo - primary key</text:p>
      <text:p text:style-name="P10"/>
      <text:p text:style-name="P10">Loan(loanNo, studNo, instId, lenderNo, procDate, disbMethod, disbBank, dateAuth, noteValue, subsidized, rate) <text:s/>loanNo - primary key</text:p>
      <text:p text:style-name="P10">foreign key(studNo) references Student(studNo)</text:p>
      <text:p text:style-name="P10">foreign key(instId) references Institution(instId)</text:p>
      <text:p text:style-name="P10">foreign key(lenderNo) references Lender(lenderNo)</text:p>
      <text:p text:style-name="P10"/>
      <text:p text:style-name="P10"/>
      <text:p text:style-name="P10">DisburseLine(dateSent, loanNo, amount, origFee, guarFee) <text:s/>(loanNo, dateSent) - primary key</text:p>
      <text:p text:style-name="P10">foreign key(loanNo) references Loan(loanNo)</text:p>
      <text:p text:style-name="P10"/>
      <text:p text:style-name="P12">Change occurs only in DisubursedLine Entity.</text:p>
      <text:p text:style-name="P12"/>
      <text:list xml:id="list221746313560676" text:continue-numbering="true" text:style-name="WW8Num6">
        <text:list-item>
          <text:p text:style-name="P11">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1"><text:soft-page-break/><draw:frame draw:style-name="fr2" draw:name="Object2" text:anchor-type="as-char" svg:width="6.832cm" svg:height="4.852cm" draw:z-index="1"><draw:object-ole xlink:href="./Object 4" xlink:type="simple" xlink:show="embed" xlink:actuate="onLoad"/><draw:image xlink:href="./ObjectReplacements/Object 4" xlink:type="simple" xlink:show="embed" xlink:actuate="onLoad"/></draw:frame></text:p>
      <text:p text:style-name="Figure_20_Title">Figure 2: ERD for Conversion Problem 5</text:p>
      <text:p text:style-name="Figure_20_Title"/>
      <text:p text:style-name="P2"/>
      <text:p text:style-name="P3">Account (accId, decAccId , accName, balance) primary key - (accId, decAccId)</text:p>
      <text:p text:style-name="P3">foreign key decAccId references accId</text:p>
      <text:p text:style-name="P3"/>
      <text:list xml:id="list221746495609542" text:continue-numbering="true" text:style-name="WW8Num6">
        <text:list-item>
          <text:p text:style-name="P11">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9"><draw:frame draw:style-name="fr1" draw:name="Object3" text:anchor-type="as-char" svg:width="9.079cm" svg:height="2.672cm" draw:z-index="2"><draw:object-ole xlink:href="./Object 6" xlink:type="simple" xlink:show="embed" xlink:actuate="onLoad"/><draw:image xlink:href="./ObjectReplacements/Object 6" xlink:type="simple" xlink:show="embed" xlink:actuate="onLoad"/></draw:frame></text:p>
      <text:p text:style-name="Figure_20_Title">Figure 3: ERD for Conversion Problem 6</text:p>
      <text:p text:style-name="Figure_20_Title"/>
      <text:p text:style-name="P4">Owner(OwnId,OwnName,OwnPhone)</text:p>
      <text:p text:style-name="P4">Shares(OwnId,PropId,StartWeek,EndWeek) <text:s/>(OwnId,PropId) primary keys</text:p>
      <text:p text:style-name="P4">FOREIGN KEY OwnId references Owner<text:line-break/>FOREIGN KEY PropId references Property</text:p>
      <text:p text:style-name="P4"><text:soft-page-break/>Property(PropId,BldgName,UnitNo,Bdrms) primary key -PropId</text:p>
      <text:h text:style-name="P7" text:outline-level="1">2. Submission Requirements</text:h>
      <text:p text:style-name="P13">The submission requirements involve evidence that you use the conversion rules for the ERD in each problem. You should label the problems in a document so that the grader can easily match your work to the specified problems. *** Add details about submission *** </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ui-monospace" svg:font-family="ui-monospace, SFMono-Regular, 'SF Mono', Menlo, Consolas, 'Liberation Mono', monospace"/>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Header"><text:date style:data-style-name="N111" text:date-value="2021-11-30T22:17:45.641097840">11/30/2021</text:date><text:tab/>Assignment for Module 10<text:tab/>Page <text:span text:style-name="Page_20_Number"><text:page-number text:select-page="current">4</text:page-number></text:span></text:p>
      </style:header>
      <loext:header-first>
        <text:p text:style-name="Header"/>
      </loext:header-first>
      <style:footer>
        <text:p text:style-name="MP1"/>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ssignment 2</dc:title>
    <dc:subject/>
    <meta:keyword/>
    <meta:initial-creator>Michael Mannino</meta:initial-creator>
    <meta:creation-date>1998-01-23T02:35:00</meta:creation-date>
    <dc:date>2021-11-30T22:17:45.588516252</dc:date>
    <meta:print-date>2015-08-24T14:54:00</meta:print-date>
    <meta:editing-cycles>216</meta:editing-cycles>
    <meta:editing-duration>PT6H19M10S</meta:editing-duration>
    <meta:document-statistic meta:table-count="0" meta:image-count="0" meta:object-count="3" meta:page-count="6" meta:paragraph-count="49" meta:word-count="581" meta:character-count="4171" meta:non-whitespace-character-count="3622"/>
    <meta:generator>LibreOffice/6.4.7.2$Linux_X86_64 LibreOffice_project/40$Build-2</meta:generator>
  </office:meta>
</office:document-meta>
</file>